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M</mi>
                <mi>T</mi>
              </msub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cos</mi>
                            <mi>β</mi>
                          </mrow>
                          <mrow>
                            <mi>cos</mi>
                            <mi>α</mi>
                          </mrow>
                        </mfrac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frac>
                            <msub>
                              <mi>n</mi>
                              <mn>1</mn>
                            </msub>
                            <msub>
                              <mi>n</mi>
                              <mn>2</mn>
                            </msub>
                          </mfrac>
                          <mfrac>
                            <mrow>
                              <mi>cos</mi>
                              <mi>α</mi>
                            </mrow>
                            <mrow>
                              <mi>cos</mi>
                              <mi>β</mi>
                            </mrow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space width="6em"/>
            <mrow>
              <msub>
                <mi>M</mi>
                <mi>S</mi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i>β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row>
                  <mfrac>
                    <msub>
                      <mi>n</mi>
                      <mn>1</mn>
                    </msub>
                    <msub>
                      <mi>n</mi>
                      <mn>2</mn>
                    </msub>
                  </mfrac>
                  <mrow>
                    <mi>sin</mi>
                    <mi>α</mi>
                  </mrow>
                </mrow>
              </mrow>
              <mo fence="true" stretchy="true">)</mo>
            </mrow>
          </mrow>
        </mtd>
      </mtr>
      <mtr>
        <mtd>
          <mrow/>
        </mtd>
      </mtr>
      <mtr>
        <mtd>
          <mrow>
            <mrow>
              <msub>
                <mi>M</mi>
                <mi>T</mi>
              </msub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cos</mi>
                            <mrow>
                              <mo fence="true" stretchy="false">|</mo>
                              <mrow>
                                <mi>α</mi>
                              </mrow>
                              <mo fence="true" stretchy="false">|</mo>
                            </mrow>
                          </mrow>
                          <mrow>
                            <mi>cos</mi>
                            <mi>β</mi>
                          </mrow>
                        </mfrac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frac>
                            <msub>
                              <mi>n</mi>
                              <mn>1</mn>
                            </msub>
                            <msub>
                              <mi>n</mi>
                              <mn>2</mn>
                            </msub>
                          </mfrac>
                          <mfrac>
                            <mrow>
                              <mi>cos</mi>
                              <mi>β</mi>
                            </mrow>
                            <mrow>
                              <mi>cos</mi>
                              <mrow>
                                <mo fence="true" stretchy="false">|</mo>
                                <mrow>
                                  <mi>α</mi>
                                </mrow>
                                <mo fence="true" stretchy="false">|</mo>
                              </mrow>
                            </mrow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space width="6em"/>
            <mrow>
              <msub>
                <mi>M</mi>
                <mi>S</mi>
              </msub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frac>
                          <msub>
                            <mi>n</mi>
                            <mn>1</mn>
                          </msub>
                          <msub>
                            <mi>n</mi>
                            <mn>2</mn>
                          </msub>
                        </mfrac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/>
        </mtd>
      </mtr>
      <mtr>
        <mtd>
          <mrow>
            <mi>β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row>
                  <mfrac>
                    <msub>
                      <mi>n</mi>
                      <mn>2</mn>
                    </msub>
                    <msub>
                      <mi>n</mi>
                      <mn>1</mn>
                    </msub>
                  </mfrac>
                  <mrow>
                    <mi>sin</mi>
                    <mrow>
                      <mo fence="true" stretchy="false">|</mo>
                      <mrow>
                        <mi>α</mi>
                      </mrow>
                      <mo fence="true" stretchy="false">|</mo>
                    </mrow>
                  </mrow>
                </mrow>
              </mrow>
              <mo fence="true" stretchy="true">)</mo>
            </mrow>
          </mrow>
        </mtd>
      </mtr>
    </mtable>
    <annotation encoding="StarMath 5.0">M_T = left [ matrix{{cos %ibeta} over {cos %ialpha} # 0 ## 0  # {n_1 over n_2}{cos %ialpha} over {cos %ibeta} } right ]
~~~
M_S = left [ matrix{1 # 0 ## 0  # n_1 over n_2} right ]

newline newline

%ibeta ~ = ~ arcsin left ( {n_1 over n_2} {sin %ialpha} right )

newline newline

M_T = left [ matrix{{cos lline %ialpha rline } over {cos %ibeta} # 0 ## 0  # {n_1 over n_2}{cos %ibeta} over {cos lline %ialpha rline } } right ]
~~~
M_S = left [ matrix{1 # 0 ## 0  # n_1 over n_2} right ]

newline newline

%ibeta ~ = ~ arcsin left ( {n_2 over n_1} {sin lline %ialpha rline } right )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6.2.0.3$Windows_x86 LibreOffice_project/98c6a8a1c6c7b144ce3cc729e34964b47ce25d62</meta:generator>
    <dc:date>2019-04-22T15:04:39.687000000</dc:date>
    <meta:editing-duration>PT24M27S</meta:editing-duration>
    <meta:editing-cycles>6</meta:editing-cycles>
  </office:meta>
</office:document-meta>
</file>